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1" svg:font-family="'DejaVu Sans'"/>
    <style:font-face style:font-family-generic="swiss" style:name="Ubuntu1" svg:font-family="Ubuntu"/>
    <style:font-face style:font-family-generic="modern" style:font-pitch="fixed" style:name="Courier New1" svg:font-family="'Courier New'"/>
    <style:font-face style:font-pitch="variable" style:name="DejaVu Sans" svg:font-family="'DejaVu Sans'"/>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Times New Roman1" svg:font-family="'Times New Roman'"/>
    <style:font-face style:font-family-generic="swiss" style:font-pitch="variable" style:name="Ubuntu" svg:font-family="Ubuntu"/>
    <style:font-face style:font-family-generic="system" style:font-pitch="variable" style:name="DejaVu Sans3"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name="P4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5"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6"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8"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9" style:parent-style-name="UrbanBody">
      <style:text-properties fo:color="#000000" officeooo:paragraph-rsid="01178de4"/>
    </style:style>
    <style:style style:family="paragraph" style:name="P50" style:parent-style-name="UrbanBody">
      <style:text-properties officeooo:paragraph-rsid="01136514" style:use-window-font-color="true"/>
    </style:style>
    <style:style style:family="paragraph" style:name="P51"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3" style:parent-style-name="UrbanRetrait1">
      <style:text-properties fo:background-color="transparent" officeooo:paragraph-rsid="0150c5e6"/>
    </style:style>
    <style:style style:family="paragraph" style:name="P54" style:parent-style-name="UrbanRetrait1">
      <style:text-properties officeooo:paragraph-rsid="0150c5e6"/>
    </style:style>
    <style:style style:family="paragraph" style:name="P55" style:parent-style-name="UrbanItaRetrait3">
      <style:text-properties officeooo:paragraph-rsid="0150c5e6"/>
    </style:style>
    <style:style style:family="paragraph" style:name="P56" style:parent-style-name="UrbanList1">
      <style:paragraph-properties fo:margin-bottom="0cm" fo:margin-top="0.101cm" loext:contextual-spacing="false"/>
      <style:text-properties officeooo:paragraph-rsid="0150c5e6"/>
    </style:style>
    <style:style style:family="paragraph" style:master-page-name="Standard" style:name="P57"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8"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L1" style:master-page-name="" style:name="P71"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72" style:parent-style-name="UrbanTable">
      <style:paragraph-properties fo:margin-left="0.3cm" fo:margin-right="0cm" fo:text-align="justify" fo:text-indent="-0.3cm" style:auto-text-indent="false" style:justify-single-word="false"/>
      <style:text-properties fo:color="#0066ff"/>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2">
      <style:text-properties officeooo:rsid="01724ddc"/>
    </style:style>
    <style:style style:family="text" style:name="T173">
      <style:text-properties officeooo:rsid="01732614"/>
    </style:style>
    <style:style style:family="text" style:name="T17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5">
      <style:text-properties fo:country="FR" fo:font-size="10pt" fo:font-style="normal" fo:font-weight="normal" fo:language="fr" fo:letter-spacing="normal" fo:text-shadow="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6">
      <style:text-properties fo:color="#000000" fo:country="BE" fo:font-size="10pt" fo:font-style="normal" fo:font-variant="normal" fo:font-weight="normal" fo:language="fr"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US" fo:font-size="10pt" fo:font-style="normal" fo:font-variant="normal" fo:font-weight="normal" fo:language="en"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lor="#000000"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9">
      <style:text-properties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0">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3">
      <style:text-properties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4">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6">
      <style:text-properties fo:color="#000000" fo:country="FR" fo:font-size="10pt" fo:font-style="normal" fo:font-variant="normal" fo:font-weight="normal" fo:language="fr" fo:letter-spacing="normal" fo:text-shadow="none" fo:text-transform="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9">RAPPORT DU</text:span><text:span text:style-name="T7"> </text:span><text:span text:style-name="T8">COLLÈGE</text:span><text:span text:style-name="T7"> COMMUNAL</text:span></text:p>
      <text:p text:style-name="P47">sur la demande de permis <text:span text:style-name="T172">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1">A COMPLÉTER</text:span></text:p>
      <text:p text:style-name="P36"><text:span text:style-name="T101"><office:annotation><dc:creator>Pierre Millecamps</dc:creator><dc:date>2016-03-22T12:42:49</dc:date><text:p text:style-name="P73">do text if not licence_helper.divergence and not licence_helper.derogatio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do text if licence_helper.derogatio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do text if self.hasSingleApplicant()</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do text if self.hasMultipleApplicants()</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do text if self.getLastDeposit().getEventDate() &lt;&gt; self.getFirstDeposit().getEventDate()</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do text if self.getLastDeposit().getEventDate() == self.getFirstDeposit().getEventDate()</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do text if 'certificatpatrimoine' in self.getProtectedBuilding()</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do text if licence_helper.prorogatio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do text if self.getImpactStudy() is not True</text:p></office:annotation>Considérant que la demande de permis comprend une notice d'évaluation des incidences sur l'environnement ;</text:p>
      <text:p text:style-name="P12"><text:span text:style-name="T13"><office:annotation><dc:creator>Auteur inconnu</dc:creator><dc:date>2017-07-05T14:43:31</dc:date><text:p text:style-name="P73">do text if self.getImpactStudy () is True</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do text if self.getImpactStudy() is not True</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do text if self.getImpactStudy() is True</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do text</text:p><text:p>from xhtml(self.portal_urban.decorateHTML('UrbanTable', self.getValueForTemplate('description')))</text:p></office:annotation></text:p>
      <text:p text:style-name="P6">Considérant que la demande se rapporte :</text:p>
      <text:list text:style-name="WW8Num6" xml:id="list3607795961">
        <text:list-item>
          <text:p text:style-name="P58"><office:annotation><dc:creator>Auteur inconnu</dc:creator><dc:date>2017-07-05T15:25:01</dc:date><text:p text:style-name="P73">do text if 'classe' in self.getProtectedBuilding()</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59"><office:annotation><dc:creator>Auteur inconnu</dc:creator><dc:date>2017-07-05T15:31:36</dc:date><text:p text:style-name="P73">do text if 'zoneprotection' in self.getProtectedBuilding()</text:p></office:annotation>à un bien immobilier situé dans une zone de protection en vertu du Code wallon du patrimoine <text:span text:style-name="T98">(</text:span><text:span text:style-name="T89">...</text:span><text:span text:style-name="T98">)</text:span> ;</text:p>
        </text:list-item>
        <text:list-item>
          <text:p text:style-name="P59"><office:annotation><dc:creator>Auteur inconnu</dc:creator><dc:date>2017-07-05T15:31:36</dc:date><text:p text:style-name="P73">do text if 'reprisinventaire' in self.getProtectedBuilding()</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59"><office:annotation><dc:creator>Auteur inconnu</dc:creator><dc:date>2017-07-05T15:31:36</dc:date><text:p text:style-name="P73">do text if 'archeologique' in self.getProtectedBuilding()</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3"><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5"><text:span text:style-name="T27"><office:annotation><dc:creator>Auteur inconnu</dc:creator><dc:date>2017-08-03T16:08:25</dc:date><text:p text:style-name="P73">do text if 'tr' in licence_helper.floodingLevel</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5"><text:span text:style-name="T27"><office:annotation><dc:creator>Auteur inconnu</dc:creator><dc:date>2017-08-03T16:08:25</dc:date><text:p text:style-name="P73">do text if not 'Non' in licence_helper.floodingLevel and not 'tr' in licence_helper.floodingLevel and not 'moy' in licence_helper.floodingLevel and not 'lev' in licence_helper.floodingLevel</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6"><text:span text:style-name="T13"><office:annotation><dc:creator>Auteur inconnu</dc:creator><dc:date>2017-08-03T16:08:25</dc:date><text:p text:style-name="P73">do text if 'moyen' in licence_helper.floodingLevel</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5"><text:span text:style-name="T27"><office:annotation><dc:creator>Auteur inconnu</dc:creator><dc:date>2017-08-03T16:08:25</dc:date><text:p text:style-name="P73">do text if 'lev' in licence_helper.floodingLevel</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7"><text:span text:style-name="T75"><office:annotation><dc:creator>Auteur inconnu</dc:creator><dc:date>2017-08-03T16:08:25</dc:date><text:p text:style-name="P73">do text if licence_helper.concentratedRunoffSRisk and len(licence_helper.concentratedRunoffSRisk) &lt; 50 </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concentratedRunoffSRisk</text:text-input></text:span><text:span text:style-name="T75"> ;</text:span></text:p>
        </text:list-item>
        <text:list-item>
          <text:p text:style-name="P68"><text:span text:style-name="T78"><office:annotation><dc:creator>Auteur inconnu</dc:creator><dc:date>2017-08-03T16:08:25</dc:date><text:p text:style-name="P73">do text if len(licence_helper.concentratedRunoffSRisk) &gt; 50</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concentratedRunoffSRisk</text:text-input></text:span><text:span text:style-name="T78"> ;</text:span></text:p>
        </text:list-item>
      </text:list>
      <text:list text:style-name="WW8Num10" xml:id="list869823433">
        <text:list-item>
          <text:p text:style-name="P69"><text:span text:style-name="T13"><office:annotation><dc:creator>Auteur inconnu</dc:creator><dc:date>2017-07-05T15:53:15</dc:date><text:p text:style-name="P73">do text if licence_helper.natura_2000</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4"><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2">à la <text:span text:style-name="T87">création</text:span> - <text:span text:style-name="T87">modification</text:span> - d’un établissement présentant un risque d’accident majeur au sens du décret du 11 mars 1999 relatif au permis d’environnement… ; </text:p>
        </text:list-item>
        <text:list-item>
          <text:p text:style-name="P60"><office:annotation><dc:creator>Auteur inconnu</dc:creator><dc:date>2017-08-03T15:45:08</dc:date><text:p text:style-name="P73">do text if licence_helper.sevesoSite</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sevesoSite</text:text-input></text:span> ;</text:p>
        </text:list-item>
        <text:list-item>
          <text:p text:style-name="P70"><office:annotation><dc:creator>Auteur inconnu</dc:creator><dc:date>2017-08-03T15:45:08</dc:date><text:p text:style-name="P73">do text if not licence_helper.sevesoSite</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1">à un bien situé dans le périmètre du Plan d’Assainissement par Sous-bassin Hydrographique de la Senne approuvé par le Gouvernement wallon en date du 22 décembre 2005 qui reprend celui-ci en <text:span text:style-name="T173"><text:text-input text:description="Zone PASH">self.pash</text:text-input></text:span>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township_guide</text:text-input></text:span> ;</text:p>
      <text:p text:style-name="UrbanList1">-<text:tab/><office:annotation><dc:creator>Auteur inconnu</dc:creator><dc:date>2017-08-03T16:52:57</dc:date><text:p text:style-name="P73">do text if self.getIsInSubdivisio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do text if 'gio' in licence_helper.divergence</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do text if 'vel' in licence_helper.divergence</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do text if 'de co' in licence_helper.divergence</text:p></office:annotation>Considérant que la demande s’écarte d<text:span text:style-name="T122">u guide communal d'urbanisme </text:span>pour le(s) motif(s) suivant(s) :</text:p>
      <text:p text:style-name="P18"><office:annotation><dc:creator>Auteur inconnu</dc:creator><dc:date>2017-08-04T08:58:29</dc:date><text:p text:style-name="P73">do text if 'per' in licence_helper.divergence</text:p></office:annotation>Considérant que la demande s’écarte d<text:span text:style-name="T122">u permis d'urbanisation </text:span>pour le(s) motif(s) suivant(s) :</text:p>
      <text:p text:style-name="P18"><office:annotation><dc:creator>Auteur inconnu</dc:creator><dc:date>2017-08-04T08:58:29</dc:date><text:p text:style-name="P73">do text if 'ori' in licence_helper.divergence</text:p></office:annotation>Considérant que la demande s’écarte d<text:span text:style-name="T122">u schéma d'orientation local </text:span>pour le(s) motif(s) suivant(s) :</text:p>
      <text:list text:style-name="L1" xml:id="list4133597347">
        <text:list-header>
          <text:p text:style-name="P71"><text:span text:style-name="T124"><office:annotation><dc:creator>Auteur inconnu</dc:creator><dc:date>2017-08-09T13:20:52</dc:date><text:p text:style-name="P73">do text if licence_helper.divergence</text:p></office:annotation></text:span><text:span text:style-name="T120"><text:text-input text:description="">licence_helper.divergenceDetails</text:text-input></text:span></text:p>
        </text:list-header>
      </text:list>
      <text:p text:style-name="P15"><office:annotation><dc:creator>Auteur inconnu</dc:creator><dc:date>2017-08-09T13:22:01</dc:date><text:p text:style-name="P73">do text if 'pla' in licence_helper.derogation</text:p></office:annotation>Considérant que la demande déroge <text:span text:style-name="T123">au plan de secteur </text:span>pour le(s) motif(s) suivant(s) :</text:p>
      <text:p text:style-name="P15"><office:annotation><dc:creator>Auteur inconnu</dc:creator><dc:date>2017-08-04T08:58:29</dc:date><text:p text:style-name="P73">do text if 'nor' in licence_helper.derogation</text:p></office:annotation>Considérant que la demande déroge <text:span text:style-name="T123">à une ou des norme(s) du guide régional d'urbanisme </text:span>pour le(s) <text:soft-page-break/>motif(s) suivant(s) :</text:p>
      <text:p text:style-name="P39"><office:annotation><dc:creator>Auteur inconnu</dc:creator><dc:date>2017-08-09T13:28:22</dc:date><text:p text:style-name="P73">do text if licence_helper.derogation</text:p></office:annotation><text:text-input text:description="">licence_helper.derogationDetails</text:text-input></text:p>
      <text:p text:style-name="P25"><text:span text:style-name="T45"><office:annotation><dc:creator>Auteur inconnu</dc:creator><dc:date>2017-07-31T11:34:40</dc:date><text:p text:style-name="P73">do text if hasattr(self, 'getRoadAdaptation') and 'odification' in licence_helper.roadAdaptatio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do text if hasattr(self, 'getRoadAdaptation') and 'odification' in licence_helper.roadAdaptation</text:p></office:annotation><text:span text:style-name="T57"><office:annotation><dc:creator>Auteur inconnu</dc:creator><dc:date>2017-08-09T13:58:56</dc:date><text:p>do text</text:p><text:p>from xhtml(self.portal_urban.decorateHTML('UrbanTable', self.getRoadModificationSubject()))</text:p></office:annotation></text:span></text:p>
      <text:p text:style-name="P25"><text:span text:style-name="T65"><office:annotation><dc:creator>Auteur inconnu</dc:creator><dc:date>2017-08-09T14:00:23</dc:date><text:p text:style-name="P73">do text if hasattr(self, 'getRoadAdaptation') and 'odification' in licence_helper.roadAdaptatio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do text if hasattr(self, 'getRoadAdaptation') and 'ture' in licence_helper.roadAdaptatio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do text if hasattr(self, 'getRoadAdaptation') and 'press' in licence_helper.roadAdaptatio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do text if licence_helper.derogatio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2654447044">
        <text:list-item>
          <text:p text:style-name="P72"><text:span text:style-name="T6"><office:annotation><dc:creator>Auteur inconnu</dc:creator><dc:date>2017-08-09T16:14:54</dc:date><text:p text:style-name="P73">do text if licence_helper.derogation</text:p></office:annotation></text:span><text:span text:style-name="T6"><text:text-input text:description="Bien-Parcelles">self.investigationArticles</text:text-input></text:span></text:p>
        </text:list-item>
      </text:list>
      <text:p text:style-name="P22"/>
      <text:p text:style-name="P22"><office:annotation><dc:creator>Auteur inconnu</dc:creator><dc:date>2017-08-10T11:11:29</dc:date><text:p text:style-name="P73">do text if licence_helper.derogation and len(licence_helper.getLastInquiry().getClaimants())&lt;1</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do text if licence_helper.derogation and len(licence_helper.getLastInquiry().getClaimants())&gt;0</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do text if licence_helper.derogation and licence_helper.getLastInquiry().getNumberOfWrittenComplaint()==1</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do text if licence_helper.derogation and licence_helper.getLastInquiry().getNumberOfWrittenComplaint()&gt;1</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do text if licence_helper.derogation and licence_helper.getLastInquiry().getNumberOfOralComplaint()==1</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do text if licence_helper.derogation and licence_helper.getLastInquiry().getNumberOfOralComplaint()&gt;1</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do text if licence_helper.derogation and licence_helper.getLastInquiry().getNumberOfPetition()==1</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do text if licence_helper.derogation and licence_helper.getLastInquiry().getNumberOfPetition()&gt;1</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do text if licence_helper.derogation and len(licence_helper.getLastInquiry().getClaimants())&gt;0</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do text if len(self.solicitOpinionsTo) == 1</text:p></office:annotation></text:span><text:span text:style-name="T115">Considérant que le service visé ci-après a été consulté :</text:span></text:p>
      <text:p text:style-name="P27"><office:annotation><dc:creator>Auteur inconnu</dc:creator><dc:date>2016-06-14T17:02:33</dc:date><text:p text:style-name="P73">do text if len(self.solicitOpinionsTo) &gt; 1</text:p></office:annotation>Considérant que les services visés ci-après ont été consultés :</text:p>
      <text:section text:name="Section2" text:style-name="Sect1">
        <text:p text:style-name="P56"><text:span text:style-name="T115"><office:annotation><dc:creator>Ngaha </dc:creator><dc:date>2016-06-14T11:01:56</dc:date><text:p text:style-name="P73">do section- for opinion in self.getUrbanEventOpinionRequests()</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do text</text:p><text:p text:style-name="P73">from xhtml(self.portal_urban.decorateHTML('UrbanRetrait1', opinion.getOpinionText()))</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do text</text:p><text:p text:style-name="P73">from xhtml(self.portal_urban.decorateHTML('UrbanItaRetrait3', opinion.getDecisionText()))</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do text if self.getIsInSubdivision() and not 'per' in licence_helper.divergence</text:p></office:annotation>Considérant que le projet respecte les prescriptions urbanistiques du lotissement ;</text:p>
      <text:p text:style-name="P30"><office:annotation><dc:creator>Pierre Millecamps</dc:creator><dc:date>2017-09-06T15:07:51</dc:date><text:p text:style-name="P73">do text if self.getIsInSubdivision() and 'per' in licence_helper.divergence</text:p></office:annotation>Considérant qu'en dehors <text:span text:style-name="T87">de la dérogation sollicitée</text:span> <text:span text:style-name="T59">des dérogations sollicitées</text:span>, le projet respecte les prescriptions urbanistiques du lotissement ;</text:p>
      <text:p text:style-name="P30"><text:soft-page-break/>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do text if not licence_helper.derogation and not licence_helper.natura_2000 and 'gio' in licence_helper.divergence</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do text if not licence_helper.derogation and not licence_helper.natura_2000 and 'vel' in licence_helper.divergence</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do text if not licence_helper.derogation and not licence_helper.natura_2000 and 'de co' in licence_helper.divergence</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do text if not licence_helper.derogation and not licence_helper.natura_2000 and 'per' in licence_helper.divergence</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do text if not licence_helper.derogation and not licence_helper.natura_2000 and 'ori' in licence_helper.divergence</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do text if 'pla' in licence_helper.derogatio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do text if 'nor' in licence_helper.derogatio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do text if licence_helper.natura_2000</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do text if 'classe' in self.getProtectedBuilding()</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do text if 'zoneprotection' in self.getProtectedBuilding()</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do text if 'archeologique' in self.getProtectedBuilding()</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do text if licence_helper.divergence and not licence_helper.derogatio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do text if not licence_helper.divergence and licence_helper.derogatio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do text if licence_helper.divergence and licence_helper.derogatio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8">-<text:tab/>de supprimer le filtre bactérien;</text:p>
      <text:p text:style-name="P38"><text:soft-page-break/>-<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do text if licence_helper.divergence and not licence_helper.derogatio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do text if not licence_helper.divergence and licence_helper.derogatio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do text if licence_helper.divergence and licence_helper.derogatio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do text</text:p><text:p text:style-name="P73">from document(at=signatures, format='odt')</text:p></office:annotation></text:span><text:span text:style-name="T68">Import depuis signatures.od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1" svg:font-family="'DejaVu Sans'" style:font-family-generic="swiss"/>
    <style:font-face style:name="Ubuntu1" svg:font-family="Ubuntu" style:font-family-generic="swiss"/>
    <style:font-face style:name="Courier New1" svg:font-family="'Courier New'" style:font-family-generic="modern" style:font-pitch="fixed"/>
    <style:font-face style:name="DejaVu Sans"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 svg:font-family="Ubuntu"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ORMULAIRE D’OCTROI OU DE REFUS DU PERMIS/CERTIFICAT D’URBANISME N 2 PAR LE COLLEGE COMMUNAL/ LE FONCTIONNAIRE DELEGUE/LE GOUVERNEMENT</dc:title>
    <meta:initial-creator>WARNOTTE</meta:initial-creator>
    <meta:creation-date>2017-06-26T11:27:00</meta:creation-date>
    <dc:date>2021-01-18T14:11:32.728374010</dc:date>
    <meta:print-date>2016-08-23T16:12:00</meta:print-date>
    <meta:editing-cycles>256</meta:editing-cycles>
    <meta:editing-duration>P1DT19H3M11S</meta:editing-duration>
    <meta:generator>LibreOffice/6.4.6.2$Linux_X86_64 LibreOffice_project/40$Build-2</meta:generator>
    <meta:document-statistic meta:table-count="0" meta:image-count="0" meta:object-count="0" meta:page-count="5" meta:paragraph-count="129" meta:word-count="3237" meta:character-count="21210" meta:non-whitespace-character-count="18224"/>
  </office:meta>
</office:document-meta>
</file>